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1|seg_phoneme</text:p>
          </table:table-cell>
          <table:table-cell office:value-type="string" calcext:value-type="string">
            <text:p>#2|spanned tex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g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g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j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qu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z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z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83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Rainsford</meta:initial-creator>
    <meta:creation-date>2022-01-17T10:00:16.693824176</meta:creation-date>
    <dc:date>2022-01-17T10:02:05.926525017</dc:date>
    <dc:creator>Thomas Rainsford</dc:creator>
    <meta:editing-duration>PT1M49S</meta:editing-duration>
    <meta:editing-cycles>2</meta:editing-cycles>
    <meta:generator>LibreOffice/7.2.3.2$Linux_X86_64 LibreOffice_project/20$Build-2</meta:generator>
    <meta:document-statistic meta:table-count="1" meta:cell-count="249" meta:object-count="0"/>
  </office:meta>
</office:document-meta>
</file>